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P6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8" style:family="paragraph" style:parent-style-name="Standard" style:master-page-name="">
      <style:paragraph-properties fo:text-align="center" style:justify-single-word="false" style:page-number="auto"/>
      <style:text-properties officeooo:paragraph-rsid="0012f3b0"/>
    </style:style>
    <style:style style:name="P9" style:family="paragraph" style:parent-style-name="Standard" style:list-style-name="L1">
      <style:text-properties officeooo:rsid="001d0403" officeooo:paragraph-rsid="001d0403"/>
    </style:style>
    <style:style style:name="P10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12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13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14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15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16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17" style:family="paragraph" style:parent-style-name="Standard" style:list-style-name="L2">
      <style:text-properties fo:font-style="normal" officeooo:rsid="0060f600" officeooo:paragraph-rsid="0060f600" style:font-style-asian="normal" style:font-style-complex="normal"/>
    </style:style>
    <style:style style:name="P18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19" style:family="paragraph" style:parent-style-name="Standard" style:list-style-name="L1">
      <style:text-properties officeooo:rsid="0026e1e1" officeooo:paragraph-rsid="0026e1e1"/>
    </style:style>
    <style:style style:name="P20" style:family="paragraph" style:parent-style-name="Standard" style:list-style-name="L1">
      <style:text-properties officeooo:rsid="001da65e" officeooo:paragraph-rsid="001da65e"/>
    </style:style>
    <style:style style:name="P21" style:family="paragraph" style:parent-style-name="Standard" style:list-style-name="L2">
      <style:text-properties officeooo:rsid="0012f3b0" officeooo:paragraph-rsid="0012f3b0"/>
    </style:style>
    <style:style style:name="P22" style:family="paragraph" style:parent-style-name="Standard" style:list-style-name="L2">
      <style:text-properties officeooo:rsid="002003e5" officeooo:paragraph-rsid="002003e5"/>
    </style:style>
    <style:style style:name="P23" style:family="paragraph" style:parent-style-name="Standard" style:list-style-name="L2">
      <style:text-properties officeooo:rsid="0026d433" officeooo:paragraph-rsid="0026d433"/>
    </style:style>
    <style:style style:name="P24" style:family="paragraph" style:parent-style-name="Standard" style:list-style-name="L2">
      <style:text-properties officeooo:rsid="0029660c" officeooo:paragraph-rsid="0029660c"/>
    </style:style>
    <style:style style:name="P25" style:family="paragraph" style:parent-style-name="Standard" style:list-style-name="L1">
      <style:text-properties officeooo:rsid="0029660c" officeooo:paragraph-rsid="001d0403"/>
    </style:style>
    <style:style style:name="P26" style:family="paragraph" style:parent-style-name="Standard" style:list-style-name="L2">
      <style:text-properties officeooo:rsid="005bf636" officeooo:paragraph-rsid="005bf636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4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6778" style:font-style-asian="normal" style:font-style-complex="normal"/>
    </style:style>
    <style:style style:name="T5" style:family="text">
      <style:text-properties fo:font-style="normal" officeooo:rsid="001da65e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fo:font-style="normal" officeooo:rsid="00644039" style:font-style-asian="normal" style:font-style-complex="normal"/>
    </style:style>
    <style:style style:name="T8" style:family="text">
      <style:text-properties officeooo:rsid="001485e0"/>
    </style:style>
    <style:style style:name="T9" style:family="text">
      <style:text-properties officeooo:rsid="001e17b3"/>
    </style:style>
    <style:style style:name="T10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644039" style:font-size-asian="16pt" style:font-weight-asian="bold" style:font-size-complex="16pt" style:font-weight-complex="bold"/>
    </style:style>
    <style:style style:name="T14" style:family="text">
      <style:text-properties officeooo:rsid="004adce0"/>
    </style:style>
    <style:style style:name="T15" style:family="text">
      <style:text-properties officeooo:rsid="004ae738"/>
    </style:style>
    <style:style style:name="T16" style:family="text">
      <style:text-properties officeooo:rsid="0056fc6b"/>
    </style:style>
    <style:style style:name="T17" style:family="text">
      <style:text-properties style:text-line-through-style="solid" style:text-line-through-type="single" style:text-underline-style="none"/>
    </style:style>
    <style:style style:name="T18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19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20" style:family="text">
      <style:text-properties officeooo:rsid="005f80a9"/>
    </style:style>
    <style:style style:name="T21" style:family="text">
      <style:text-properties fo:font-weight="bold" officeooo:rsid="0012f3b0" style:font-weight-asian="bold" style:font-weight-complex="bold"/>
    </style:style>
    <style:style style:name="T22" style:family="text">
      <style:text-properties fo:font-weight="bold" officeooo:rsid="00644039" style:font-weight-asian="bold" style:font-weight-complex="bold"/>
    </style:style>
    <style:style style:name="T23" style:family="text">
      <style:text-properties fo:font-weight="bold" officeooo:rsid="0019d5ae" style:font-weight-asian="bold" style:font-weight-complex="bold"/>
    </style:style>
    <style:style style:name="T24" style:family="text">
      <style:text-properties officeooo:rsid="006a9222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1">TECO-</text:span><text:span text:style-name="T22">64</text:span><text:span text:style-name="T21"> – </text:span><text:span text:style-name="T23">S</text:span><text:span text:style-name="T22">ignificant Features</text:span></text:p>
      <text:p text:style-name="P2"/>
      <text:list xml:id="list1395935182" text:style-name="L1">
        <text:list-item>
          <text:p text:style-name="P9"><text:span text:style-name="T3">Complete re-write </text:span><text:span text:style-name="T7">from TECO C version 147</text:span><text:span text:style-name="T3">, </text:span><text:span text:style-name="T6">using C17 features and library functions.</text:span></text:p>
        </text:list-item>
        <text:list-item>
          <text:p text:style-name="P10">Assertion statements added, especially for function parameters.</text:p>
        </text:list-item>
        <text:list-item>
          <text:p text:style-name="P10">Code verified with <text:span text:style-name="T1">FlexeLint</text:span>.</text:p>
        </text:list-item>
        <text:list-item>
          <text:p text:style-name="P10">Memory usage checked with <text:span text:style-name="T1">Valgrind</text:span>.</text:p>
        </text:list-item>
        <text:list-item>
          <text:p text:style-name="P10">Inline documentation using Doxygen comments.</text:p>
        </text:list-item>
        <text:list-item>
          <text:p text:style-name="P11">Access to edit buffer is through defined interface.</text:p>
        </text:list-item>
        <text:list-item>
          <text:p text:style-name="P9"><text:span text:style-name="T4">O</text:span><text:span text:style-name="T3">ptional “strict” mode for parsing commands</text:span></text:p>
          <text:list>
            <text:list-item>
              <text:p text:style-name="P12">Error if more than one comma</text:p>
            </text:list-item>
            <text:list-item>
              <text:p text:style-name="P20"><text:span text:style-name="T5">E</text:span><text:span text:style-name="T3">rror if @ not allowed</text:span></text:p>
            </text:list-item>
            <text:list-item>
              <text:p text:style-name="P13">Error if more than one @</text:p>
            </text:list-item>
            <text:list-item>
              <text:p text:style-name="P12">Error if : or :: not allowed</text:p>
            </text:list-item>
            <text:list-item>
              <text:p text:style-name="P14">Error if more than two colons</text:p>
            </text:list-item>
            <text:list-item>
              <text:p text:style-name="P15">Error if @ or : in the middle of an expression</text:p>
            </text:list-item>
            <text:list-item>
              <text:p text:style-name="P9"><text:span text:style-name="T5">Error if attemp</text:span><text:span text:style-name="T3">t to divide by zero</text:span></text:p>
            </text:list-item>
            <text:list-item>
              <text:p text:style-name="P16">Error if m or n arguments provided for commands that don’t take them.</text:p>
            </text:list-item>
            <text:list-item>
              <text:p text:style-name="P16">Error if m argument without n argument.</text:p>
            </text:list-item>
          </text:list>
        </text:list-item>
        <text:list-item>
          <text:p text:style-name="P25"/>
        </text:list-item>
      </text:list>
      <text:p text:style-name="P5"><text:span text:style-name="T10">TECO-</text:span><text:span text:style-name="T13">64</text:span><text:span text:style-name="T10"> </text:span><text:span text:style-name="T11">Tasks</text:span></text:p>
      <text:p text:style-name="P4"/>
      <text:p text:style-name="P4"/>
      <text:list xml:id="list21792214" text:style-name="L3">
        <text:list-item>
          <text:p text:style-name="P27"><text:span text:style-name="T14">New</text:span> commands</text:p>
          <text:list>
            <text:list-item>
              <text:p text:style-name="P30">Immediate-action &lt;CTRL/W&gt;</text:p>
            </text:list-item>
            <text:list-item>
              <text:p text:style-name="P28">Immediate-action ? <text:span text:style-name="T20">(question mark)</text:span></text:p>
            </text:list-item>
            <text:list-item>
              <text:p text:style-name="P30">W</text:p>
            </text:list-item>
            <text:list-item>
              <text:p text:style-name="P28">:<text:span text:style-name="T16">^T (maybe not?)</text:span></text:p>
            </text:list-item>
            <text:list-item>
              <text:p text:style-name="P28">&lt;CTRL/E&gt;M</text:p>
            </text:list-item>
            <text:list-item>
              <text:p text:style-name="P28">&lt;CTRL/E&gt;[a,b,c,...]</text:p>
            </text:list-item>
          </text:list>
        </text:list-item>
        <text:list-item>
          <text:p text:style-name="P27"><text:span text:style-name="T14">Partial</text:span> commands</text:p>
          <text:list>
            <text:list-item>
              <text:p text:style-name="P28">ED</text:p>
            </text:list-item>
            <text:list-item>
              <text:p text:style-name="P28">ET</text:p>
            </text:list-item>
            <text:list-item>
              <text:p text:style-name="P28">EG</text:p>
            </text:list-item>
            <text:list-item>
              <text:p text:style-name="P28">&lt;CTRL/C&gt;&lt;CTRL/C&gt;</text:p>
            </text:list-item>
            <text:list-item>
              <text:p text:style-name="P30">Indirect file annotation</text:p>
            </text:list-item>
          </text:list>
        </text:list-item>
        <text:list-item>
          <text:p text:style-name="P28">General clean-up</text:p>
          <text:list>
            <text:list-item>
              <text:p text:style-name="P30">Header files</text:p>
            </text:list-item>
            <text:list-item>
              <text:p text:style-name="P30">Source files</text:p>
            </text:list-item>
            <text:list-item>
              <text:p text:style-name="P28">TODO items</text:p>
            </text:list-item>
            <text:list-item>
              <text:p text:style-name="P28"><text:span text:style-name="T17">Use </text:span><text:span text:style-name="T18">sigaction() </text:span><text:span text:style-name="T19">instead of </text:span><text:span text:style-name="T18">signal()</text:span></text:p>
            </text:list-item>
            <text:list-item>
              <text:p text:style-name="P31">Use <text:span text:style-name="T1">termi</text:span><text:span text:style-name="T2">os</text:span> instead of <text:span text:style-name="T1">termcap</text:span></text:p>
            </text:list-item>
            <text:list-item>
              <text:p text:style-name="P32">Fix code in = command that processes <text:span text:style-name="T1">sprintf()</text:span> string</text:p>
            </text:list-item>
            <text:list-item>
              <text:p text:style-name="P33">Fix handling of indirect files</text:p>
            </text:list-item>
            <text:list-item>
              <text:p text:style-name="P28">Doxygen documentation</text:p>
            </text:list-item>
          </text:list>
        </text:list-item>
        <text:list-item>
          <text:p text:style-name="P28">Porting</text:p>
          <text:list>
            <text:list-item>
              <text:p text:style-name="P30">Windows</text:p>
            </text:list-item>
            <text:list-item>
              <text:p text:style-name="P30">MacOS</text:p>
            </text:list-item>
            <text:list-item>
              <text:p text:style-name="P28">VMS</text:p>
            </text:list-item>
          </text:list>
        </text:list-item>
        <text:list-item>
          <text:p text:style-name="P28">Documentation</text:p>
          <text:list>
            <text:list-item>
              <text:p text:style-name="P28">Credits</text:p>
            </text:list-item>
            <text:list-item>
              <text:p text:style-name="P29">Naming conventions (files, variables, etc.)</text:p>
            </text:list-item>
            <text:list-item>
              <text:p text:style-name="P29">Theory of operation</text:p>
            </text:list-item>
            <text:list-item>
              <text:p text:style-name="P28">Supported commands</text:p>
              <text:list>
                <text:list-item>
                  <text:p text:style-name="P28">TECO-11</text:p>
                </text:list-item>
                <text:list-item>
                  <text:p text:style-name="P28">TECO-32</text:p>
                </text:list-item>
                <text:list-item>
                  <text:p text:style-name="P28">TECO C</text:p>
                </text:list-item>
              </text:list>
            </text:list-item>
            <text:list-item>
              <text:p text:style-name="P29">New commands</text:p>
            </text:list-item>
            <text:list-item>
              <text:p text:style-name="P29">Gap buffer</text:p>
            </text:list-item>
          </text:list>
        </text:list-item>
        <text:list-item>
          <text:p text:style-name="P28">Tests</text:p>
          <text:list>
            <text:list-item>
              <text:p text:style-name="P28">TECO-11/TECO-32 macros</text:p>
            </text:list-item>
            <text:list-item>
              <text:p text:style-name="P28">TECO C macros</text:p>
            </text:list-item>
            <text:list-item>
              <text:p text:style-name="P28">Automated tests</text:p>
            </text:list-item>
            <text:list-item>
              <text:p text:style-name="P28">PC-Lint</text:p>
            </text:list-item>
            <text:list-item>
              <text:p text:style-name="P28">Valgrind</text:p>
            </text:list-item>
            <text:list-item>
              <text:p text:style-name="P28">GPROF</text:p>
            </text:list-item>
          </text:list>
        </text:list-item>
      </text:list>
      <text:p text:style-name="P3"/>
      <text:p text:style-name="P6"><text:span text:style-name="T10">TECO-</text:span><text:span text:style-name="T13">64</text:span><text:span text:style-name="T10"> </text:span><text:span text:style-name="T12">Commands</text:span></text:p>
      <text:p text:style-name="P7"/>
      <text:list xml:id="list3079826990" text:style-name="L4">
        <text:list-item>
          <text:p text:style-name="P34"><text:span text:style-name="T15">F</text:span>ile Specification Commands</text:p>
          <text:list>
            <text:list-item>
              <text:p text:style-name="P34">File Opening Commands</text:p>
            </text:list-item>
            <text:list-item>
              <text:p text:style-name="P34">File Close and Exit Commands</text:p>
            </text:list-item>
            <text:list-item>
              <text:p text:style-name="P34">Secondary Stream Commands</text:p>
              <text:list>
                <text:list-item>
                  <text:p text:style-name="P35">Input commands</text:p>
                </text:list-item>
                <text:list-item>
                  <text:p text:style-name="P35">Output commands</text:p>
                </text:list-item>
                <text:list-item>
                  <text:p text:style-name="P35">Indirect file commands</text:p>
                </text:list-item>
              </text:list>
            </text:list-item>
            <text:list-item>
              <text:p text:style-name="P34">Wildcard Commands</text:p>
            </text:list-item>
            <text:list-item>
              <text:p text:style-name="P34">Direct I/O Commands</text:p>
            </text:list-item>
          </text:list>
        </text:list-item>
        <text:list-item>
          <text:p text:style-name="P34">Page Manipulation Commands</text:p>
          <text:list>
            <text:list-item>
              <text:p text:style-name="P35">Append commands</text:p>
            </text:list-item>
            <text:list-item>
              <text:p text:style-name="P35">Page commands</text:p>
            </text:list-item>
            <text:list-item>
              <text:p text:style-name="P35">Yank commands</text:p>
            </text:list-item>
          </text:list>
        </text:list-item>
        <text:list-item>
          <text:p text:style-name="P34">Buffer Pointer Manipulation Commands</text:p>
          <text:list>
            <text:list-item>
              <text:p text:style-name="P35">Character commands</text:p>
            </text:list-item>
            <text:list-item>
              <text:p text:style-name="P35">Jump commands</text:p>
            </text:list-item>
            <text:list-item>
              <text:p text:style-name="P35">Line commands</text:p>
            </text:list-item>
            <text:list-item>
              <text:p text:style-name="P35">Reverse commands</text:p>
            </text:list-item>
          </text:list>
        </text:list-item>
        <text:list-item>
          <text:p text:style-name="P34">Text Type-Out Commands</text:p>
        </text:list-item>
        <text:list-item>
          <text:p text:style-name="P34">Deletion Commands</text:p>
          <text:list>
            <text:list-item>
              <text:p text:style-name="P35">Delete commands</text:p>
            </text:list-item>
            <text:list-item>
              <text:p text:style-name="P35">Kill commands</text:p>
            </text:list-item>
          </text:list>
        </text:list-item>
        <text:list-item>
          <text:p text:style-name="P34"><text:soft-page-break/>Insertion Commands</text:p>
        </text:list-item>
        <text:list-item>
          <text:p text:style-name="P34">Search Commands</text:p>
          <text:list>
            <text:list-item>
              <text:p text:style-name="P35">Unbounded search commands</text:p>
            </text:list-item>
            <text:list-item>
              <text:p text:style-name="P35">Bounded search commands</text:p>
            </text:list-item>
            <text:list-item>
              <text:p text:style-name="P35">Search and replace commands</text:p>
            </text:list-item>
          </text:list>
        </text:list-item>
        <text:list-item>
          <text:p text:style-name="P34">Search Arguments</text:p>
          <text:list>
            <text:list-item>
              <text:p text:style-name="P35">String building characters</text:p>
            </text:list-item>
            <text:list-item>
              <text:p text:style-name="P35">Match control characters</text:p>
            </text:list-item>
          </text:list>
        </text:list-item>
        <text:list-item>
          <text:p text:style-name="P34">Q-Register Manipulation</text:p>
          <text:list>
            <text:list-item>
              <text:p text:style-name="P35">Q-register loading commands</text:p>
            </text:list-item>
            <text:list-item>
              <text:p text:style-name="P35">Q-register retrieval commands</text:p>
            </text:list-item>
            <text:list-item>
              <text:p text:style-name="P35">Macro invocation commands</text:p>
            </text:list-item>
          </text:list>
        </text:list-item>
        <text:list-item>
          <text:p text:style-name="P35">Arithmetic and Expressions</text:p>
          <text:list>
            <text:list-item>
              <text:p text:style-name="P35">Arithmetic operators</text:p>
            </text:list-item>
            <text:list-item>
              <text:p text:style-name="P35">Conversion and radix control commands</text:p>
            </text:list-item>
          </text:list>
        </text:list-item>
        <text:list-item>
          <text:p text:style-name="P35">Special Numeric Values</text:p>
          <text:list>
            <text:list-item>
              <text:p text:style-name="P35">Characters associated with numeric values</text:p>
            </text:list-item>
            <text:list-item>
              <text:p text:style-name="P35">Mode control flags</text:p>
            </text:list-item>
          </text:list>
        </text:list-item>
        <text:list-item>
          <text:p text:style-name="P35">Command Loops</text:p>
        </text:list-item>
        <text:list-item>
          <text:p text:style-name="P35">Branching Commands</text:p>
        </text:list-item>
        <text:list-item>
          <text:p text:style-name="P35">Conditional Execution Commands</text:p>
        </text:list-item>
        <text:list-item>
          <text:p text:style-name="P35">Retrieving Environment Characteristics</text:p>
        </text:list-item>
        <text:list-item>
          <text:p text:style-name="P35">Mode Control Flags</text:p>
        </text:list-item>
        <text:list-item>
          <text:p text:style-name="P35">Scope Commands</text:p>
        </text:list-item>
        <text:list-item>
          <text:p text:style-name="P35"><text:soft-page-break/>Programming Aids</text:p>
          <text:list>
            <text:list-item>
              <text:p text:style-name="P35">Text Formatting</text:p>
            </text:list-item>
            <text:list-item>
              <text:p text:style-name="P35">Comments</text:p>
            </text:list-item>
            <text:list-item>
              <text:p text:style-name="P35">Messages</text:p>
            </text:list-item>
            <text:list-item>
              <text:p text:style-name="P35">Tracing</text:p>
            </text:list-item>
            <text:list-item>
              <text:p text:style-name="P35">Convenience Characters</text:p>
            </text:list-item>
            <text:list-item>
              <text:p text:style-name="P35">Memory Expansion</text:p>
            </text:list-item>
            <text:list-item>
              <text:p text:style-name="P35">Case Control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8-16T17:30:30.615239093</dc:date>
    <meta:editing-duration>P1DT5H27M49S</meta:editing-duration>
    <meta:editing-cycles>65</meta:editing-cycles>
    <meta:generator>LibreOffice/6.4.4.2$Linux_X86_64 LibreOffice_project/40$Build-2</meta:generator>
    <meta:document-statistic meta:table-count="0" meta:image-count="0" meta:object-count="0" meta:page-count="5" meta:paragraph-count="117" meta:word-count="467" meta:character-count="2812" meta:non-whitespace-character-count="2497"/>
  </office:meta>
</office:document-meta>
</file>